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rial Nativity</text:p>
      <text:p text:style-name="P1">Pettenuzzo Marco</text:p>
      <text:p text:style-name="P1">marcopete87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Pettenuzzo</meta:initial-creator>
    <meta:creation-date>2015-12-12T18:45:21</meta:creation-date>
    <meta:generator>OpenOffice/4.0.1$Unix OpenOffice.org_project/401m5$Build-9714</meta:generator>
    <meta:document-statistic meta:table-count="0" meta:image-count="0" meta:object-count="0" meta:page-count="1" meta:paragraph-count="3" meta:word-count="5" meta:character-count="42"/>
    <dc:date>2015-12-12T18:46:43</dc:date>
    <dc:creator>Marco Pettenuzzo</dc:creator>
    <meta:editing-duration>PT1M23S</meta:editing-duration>
    <meta:editing-cycles>1</meta:editing-cycles>
  </office:meta>
</office:document-meta>
</file>